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obyčejné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Заголовок1" style:list-style-name="">
      <style:paragraph-properties fo:text-align="start" style:justify-single-word="false">
        <style:tab-stops>
          <style:tab-stop style:position="0.801cm"/>
          <style:tab-stop style:position="1cm"/>
        </style:tab-stops>
      </style:paragraph-properties>
    </style:style>
    <style:style style:name="P2" style:family="paragraph" style:parent-style-name="Заголовок1">
      <style:paragraph-properties fo:break-before="page"/>
    </style:style>
    <style:style style:name="P3" style:family="paragraph" style:parent-style-name="Титульник_3a_Шапка" style:master-page-name="Титульник">
      <style:paragraph-properties style:page-number="auto"/>
    </style:style>
    <style:style style:name="P4" style:family="paragraph" style:parent-style-name="Содержание_3a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Содержание_3a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Содержание_3a_Заголовок">
      <style:paragraph-properties fo:break-before="pag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variable-decls>
        <text:variable-decl office:value-type="string" text:name="НазваниеПроекта"/>
        <text:variable-decl office:value-type="string" text:name="ВерсияДокумента"/>
        <text:variable-decl office:value-type="string" text:name="Авторы"/>
        <text:variable-decl office:value-type="string" text:name="Факультет"/>
        <text:variable-decl office:value-type="string" text:name="Группа"/>
        <text:variable-decl office:value-type="string" text:name="НазваниеКурса"/>
        <text:variable-decl office:value-type="float" text:name="НазваниеДокумент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Новосибирский Государственный Университет <text:line-break/>Физический Факультет</text:p>
      <text:p text:style-name="Титульник_3a_Заголовок">Техническое описание проекта<text:line-break/>по курсу <text:variable-set text:name="НазваниеКурса" office:value-type="string">ООАД</text:variable-set></text:p>
      <text:p text:style-name="Титульник_3a_Заголовок"><text:variable-set text:name="НазваниеПроекта" office:value-type="string">WeboBots</text:variable-set></text:p>
      <text:p text:style-name="Титульник_3a_Заголовок">Студенты <text:variable-set text:name="Факультет" office:value-type="string">ФФ НГУ</text:variable-set><text:line-break/><text:variable-set text:name="Авторы" office:value-type="string">Новиков И.А., Парфиненко В.В.</text:variable-set></text:p>
      <text:p text:style-name="Титульник_3a_Заголовок">Группа <text:variable-set text:name="Группа" office:value-type="string">7305</text:variable-set></text:p>
      <text:p text:style-name="Титульник_3a_Подзаголовок">Версия <text:variable-set text:name="ВерсияДокумента" office:value-type="string">0.0.1</text:variable-set></text:p>
      <text:table-of-content text:style-name="Sect1" text:protected="true" text:name="Table of Contents1">
        <text:table-of-content-source text:outline-level="2">
          <text:index-title-template text:style-name="Содержание_3a_Заголовок">Содержание</text:index-title-template>
          <text:table-of-content-entry-template text:outline-level="1" text:style-name="Содержание_3a_1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Содержание_3a_2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6">Содержание</text:p>
          </text:index-title>
          <text:p text:style-name="P4"><text:a xlink:type="simple" xlink:href="#1.Введение&#9;|outline" text:style-name="Internet_20_link" text:visited-style-name="Internet_20_link">1. Введение </text:a><text:tab/>3</text:p>
          <text:p text:style-name="P5"><text:a xlink:type="simple" xlink:href="#1.1.Цель&#9;|outline" text:style-name="Internet_20_link" text:visited-style-name="Internet_20_link">1.1. Цель </text:a><text:tab/>3</text:p>
          <text:p text:style-name="P5"><text:a xlink:type="simple" xlink:href="#1.2.Область действия&#9;|outline" text:style-name="Internet_20_link" text:visited-style-name="Internet_20_link">1.2. Область действия </text:a><text:tab/>3</text:p>
          <text:p text:style-name="P5"><text:a xlink:type="simple" xlink:href="#1.3.Определения и сокращения&#9;|outline" text:style-name="Internet_20_link" text:visited-style-name="Internet_20_link">1.3. Определения и сокращения </text:a><text:tab/>3</text:p>
          <text:p text:style-name="P5"><text:a xlink:type="simple" xlink:href="#1.4.Ссылки&#9;|outline" text:style-name="Internet_20_link" text:visited-style-name="Internet_20_link">1.4. Ссылки </text:a><text:tab/>3</text:p>
          <text:p text:style-name="P5"><text:a xlink:type="simple" xlink:href="#1.5.Краткое описание&#9;|outline" text:style-name="Internet_20_link" text:visited-style-name="Internet_20_link">1.5. Краткое описание </text:a><text:tab/>3</text:p>
          <text:p text:style-name="P4"><text:a xlink:type="simple" xlink:href="#2.Предметная область проекта&#9;|outline" text:style-name="Internet_20_link" text:visited-style-name="Internet_20_link">2. Предметная область проекта </text:a><text:tab/>3</text:p>
          <text:p text:style-name="P5"><text:a xlink:type="simple" xlink:href="#2.1.Существующие проблемы&#9;|outline" text:style-name="Internet_20_link" text:visited-style-name="Internet_20_link">2.1. Существующие проблемы </text:a><text:tab/>3</text:p>
          <text:p text:style-name="P5"><text:a xlink:type="simple" xlink:href="#2.2.Предполагаемое решение&#9;|outline" text:style-name="Internet_20_link" text:visited-style-name="Internet_20_link">2.2. Предполагаемое решение </text:a><text:tab/>3</text:p>
          <text:p text:style-name="P4"><text:a xlink:type="simple" xlink:href="#3.Требования к программному решению&#9;|outline" text:style-name="Internet_20_link" text:visited-style-name="Internet_20_link">3. Требования к программному решению </text:a><text:tab/>3</text:p>
          <text:p text:style-name="P5"><text:a xlink:type="simple" xlink:href="#3.1.Роли&#9;|outline" text:style-name="Internet_20_link" text:visited-style-name="Internet_20_link">3.1. Роли </text:a><text:tab/>3</text:p>
          <text:p text:style-name="P5"><text:a xlink:type="simple" xlink:href="#3.2.Функциональные требования для роли Роль1|outline" text:style-name="Internet_20_link" text:visited-style-name="Internet_20_link">3.2. Функциональные требования для роли Роль1</text:a><text:tab/>3</text:p>
          <text:p text:style-name="P5"><text:a xlink:type="simple" xlink:href="#3.3.Функциональные требования для роли Роль2|outline" text:style-name="Internet_20_link" text:visited-style-name="Internet_20_link">3.3. Функциональные требования для роли Роль2</text:a><text:tab/>3</text:p>
          <text:p text:style-name="P5"><text:a xlink:type="simple" xlink:href="#3.4.Нефункциональные требования&#9;|outline" text:style-name="Internet_20_link" text:visited-style-name="Internet_20_link">3.4. Нефункциональные требования </text:a><text:tab/>3</text:p>
          <text:p text:style-name="P4"><text:a xlink:type="simple" xlink:href="#4.Обзор архитектуры&#9;|outline" text:style-name="Internet_20_link" text:visited-style-name="Internet_20_link">4. Обзор архитектуры </text:a><text:tab/>3</text:p>
          <text:p text:style-name="P5"><text:a xlink:type="simple" xlink:href="#4.1.Компонентная модель системы&#9;|outline" text:style-name="Internet_20_link" text:visited-style-name="Internet_20_link">4.1. Компонентная модель системы </text:a><text:tab/>3</text:p>
          <text:p text:style-name="P5"><text:a xlink:type="simple" xlink:href="#4.2.Компоненты сторонних производителей&#9;|outline" text:style-name="Internet_20_link" text:visited-style-name="Internet_20_link">4.2. Компоненты сторонних производителей </text:a><text:tab/>3</text:p>
          <text:p text:style-name="P5"><text:a xlink:type="simple" xlink:href="#4.3.Схема развертывания приложения&#9;|outline" text:style-name="Internet_20_link" text:visited-style-name="Internet_20_link">4.3. Схема развертывания приложения </text:a><text:tab/>3</text:p>
          <text:p text:style-name="P4"><text:a xlink:type="simple" xlink:href="#5.Допущения и ограничения&#9;|outline" text:style-name="Internet_20_link" text:visited-style-name="Internet_20_link">5. Допущения и ограничения </text:a><text:tab/>3</text:p>
          <text:p text:style-name="P4"><text:a xlink:type="simple" xlink:href="#6.Известные проблемы&#9;|outline" text:style-name="Internet_20_link" text:visited-style-name="Internet_20_link">6. Известные проблемы </text:a><text:tab/>3</text:p>
          <text:p text:style-name="P5"><text:a xlink:type="simple" xlink:href="#6.1.Невысокая производительность приложения|outline" text:style-name="Internet_20_link" text:visited-style-name="Internet_20_link">6.1. Невысокая производительность приложения</text:a><text:tab/>3</text:p>
        </text:index-body>
      </text:table-of-content>
      <text:h text:style-name="P1" text:outline-level="1"/>
      <text:h text:style-name="P2" text:outline-level="1">Введение<text:tab/></text:h>
      <text:h text:style-name="Заголовок2" text:outline-level="2">Цель<text:tab/></text:h>
      <text:h text:style-name="Заголовок2" text:outline-level="2">Область действия<text:tab/></text:h>
      <text:h text:style-name="Заголовок2" text:outline-level="2">Определения и сокращения<text:tab/></text:h>
      <text:h text:style-name="Заголовок2" text:outline-level="2">Ссылки<text:tab/></text:h>
      <text:h text:style-name="Заголовок2" text:outline-level="2">Краткое описание<text:tab/></text:h>
      <text:h text:style-name="Заголовок1" text:outline-level="1">Предметная область проекта<text:tab/></text:h>
      <text:h text:style-name="Заголовок2" text:outline-level="2">Существующие проблемы<text:tab/></text:h>
      <text:h text:style-name="Заголовок2" text:outline-level="2">Предполагаемое решение<text:tab/></text:h>
      <text:h text:style-name="Заголовок1" text:outline-level="1">Требования к программному решению<text:tab/></text:h>
      <text:h text:style-name="Заголовок2" text:outline-level="2">Роли<text:tab/></text:h>
      <text:h text:style-name="Заголовок2" text:outline-level="2">Функциональные требования для роли Роль1</text:h>
      <text:h text:style-name="Заголовок2" text:outline-level="2">Функциональные требования для роли Роль2</text:h>
      <text:h text:style-name="Заголовок2" text:outline-level="2">Нефункциональные требования<text:tab/></text:h>
      <text:h text:style-name="Заголовок1" text:outline-level="1">Обзор архитектуры<text:tab/></text:h>
      <text:h text:style-name="Заголовок2" text:outline-level="2">Компонентная модель системы<text:tab/></text:h>
      <text:h text:style-name="Заголовок2" text:outline-level="2">Компоненты сторонних производителей<text:tab/></text:h>
      <text:h text:style-name="Заголовок2" text:outline-level="2">Схема развертывания приложения<text:tab/></text:h>
      <text:h text:style-name="Заголовок1" text:outline-level="1">Допущения и ограничения<text:tab/></text:h>
      <text:h text:style-name="Заголовок1" text:outline-level="1">Известные проблемы<text:tab/></text:h>
      <text:h text:style-name="Заголовок2" text:outline-level="2">Невысокая производительность приложения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obyčejné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Основной" style:family="paragraph" style:parent-style-name="Standard">
      <style:text-properties style:font-name="FreeSans"/>
    </style:style>
    <style:style style:name="Текст" style:family="paragraph" style:parent-style-name="Основной" style:master-page-name="">
      <style:paragraph-properties fo:margin-left="0cm" fo:margin-right="0cm" fo:margin-top="0.101cm" fo:margin-bottom="0.101cm" fo:line-height="125%" fo:text-align="justify" style:justify-single-word="false" fo:text-indent="1cm" style:auto-text-indent="false" style:page-number="auto"/>
    </style:style>
    <style:style style:name="Заголовок2" style:family="paragraph" style:parent-style-name="Основной" style:next-style-name="Текст" style:default-outline-level="2">
      <style:paragraph-properties fo:margin-left="1cm" fo:margin-right="1cm" fo:margin-top="0.3cm" fo:margin-bottom="0cm" fo:text-indent="0cm" style:auto-text-indent="false"/>
      <style:text-properties fo:font-size="16pt" fo:font-style="normal" style:text-underline-style="none" fo:font-weight="bold"/>
    </style:style>
    <style:style style:name="Заголовок1" style:family="paragraph" style:parent-style-name="Основной" style:next-style-name="Заголовок2" style:default-outline-level="1">
      <style:paragraph-properties fo:margin-left="1cm" fo:margin-right="1cm" fo:margin-top="0.199cm" fo:margin-bottom="0cm" fo:text-align="start" style:justify-single-word="false" fo:text-indent="0cm" style:auto-text-indent="false">
        <style:tab-stops>
          <style:tab-stop style:position="0.801cm"/>
          <style:tab-stop style:position="1cm"/>
        </style:tab-stops>
      </style:paragraph-properties>
      <style:text-properties fo:font-size="18pt" fo:font-weight="bold"/>
    </style:style>
    <style:style style:name="Список_20_с_20_точками" style:display-name="Список с точками" style:family="paragraph" style:parent-style-name="Основной" style:default-outline-level="">
      <style:paragraph-properties fo:margin-left="1.499cm" fo:margin-right="0cm" fo:text-indent="0cm" style:auto-text-indent="false"/>
    </style:style>
    <style:style style:name="Титульник" style:family="paragraph" style:parent-style-name="Основной"/>
    <style:style style:name="Титульник_3a_Заголовок" style:display-name="Титульник:Заголовок" style:family="paragraph" style:parent-style-name="Титульник">
      <style:paragraph-properties fo:margin-top="0.3cm" fo:margin-bottom="0.3cm" fo:text-align="end" style:justify-single-word="false"/>
      <style:text-properties fo:font-size="22pt" fo:font-weight="bold"/>
    </style:style>
    <style:style style:name="Титульник_3a_Шапка" style:display-name="Титульник:Шапка" style:family="paragraph" style:parent-style-name="Титульник" style:next-style-name="Титульник_3a_Заголовок" style:master-page-name="">
      <style:paragraph-properties fo:margin-top="0cm" fo:margin-bottom="3cm" fo:line-height="100%" fo:text-align="center" style:justify-single-word="false" style:page-number="auto"/>
      <style:text-properties fo:font-size="14pt"/>
    </style:style>
    <style:style style:name="Титульник_3a_Подзаголовок" style:display-name="Титульник:Подзаголовок" style:family="paragraph" style:parent-style-name="Титульник">
      <style:paragraph-properties fo:text-align="end" style:justify-single-word="false"/>
      <style:text-properties fo:font-size="14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Шапка" style:family="paragraph" style:parent-style-name="Основной" style:master-page-name="">
      <style:paragraph-properties style:page-number="auto"/>
      <style:text-properties fo:font-size="10pt" fo:font-style="oblique"/>
    </style:style>
    <style:style style:name="ШапкаПравая" style:family="paragraph" style:parent-style-name="Шапка">
      <style:paragraph-properties fo:text-align="end" style:justify-single-word="false"/>
    </style:style>
    <style:style style:name="Contents_20_Heading" style:display-name="Contents Heading" style:family="paragraph" style:parent-style-name="Заголовок1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Футер" style:family="paragraph" style:parent-style-name="Основной">
      <style:paragraph-properties fo:text-align="center" style:justify-single-word="false"/>
      <style:text-properties fo:font-size="10pt"/>
    </style:style>
    <style:style style:name="Contents_20_1" style:display-name="Contents 1" style:family="paragraph" style:parent-style-name="Основной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Основной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Содержание_3a_1" style:display-name="Содержание:1" style:family="paragraph" style:parent-style-name="Содержание">
      <style:paragraph-properties fo:margin-left="0cm" fo:margin-right="0cm" fo:line-height="120%" fo:text-indent="0cm" style:auto-text-indent="false"/>
    </style:style>
    <style:style style:name="Содержание_3a_2" style:display-name="Содержание:2" style:family="paragraph" style:parent-style-name="Содержание" style:master-page-name="">
      <style:paragraph-properties fo:margin-left="0.499cm" fo:margin-right="0cm" fo:line-height="120%" fo:text-indent="0cm" style:auto-text-indent="false" style:page-number="auto"/>
    </style:style>
    <style:style style:name="Содержание" style:family="paragraph" style:parent-style-name="Основной">
      <style:paragraph-properties fo:margin-top="0cm" fo:margin-bottom="0cm" fo:line-height="120%">
        <style:tab-stops/>
      </style:paragraph-properties>
    </style:style>
    <style:style style:name="Заголовок3" style:family="paragraph" style:parent-style-name="Основной" style:next-style-name="Текст" style:default-outline-level="3" style:master-page-name="">
      <style:paragraph-properties fo:margin-left="1cm" fo:margin-right="1cm" fo:text-indent="0cm" style:auto-text-indent="false" style:page-number="auto">
        <style:tab-stops>
          <style:tab-stop style:position="1.499cm"/>
        </style:tab-stops>
      </style:paragraph-properties>
      <style:text-properties fo:font-size="14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Содержание_3a_Заголовок" style:display-name="Содержание:Заголовок" style:family="paragraph" style:parent-style-name="Содержание">
      <style:paragraph-properties fo:margin-left="1cm" fo:margin-right="1cm" fo:text-indent="0cm" style:auto-text-indent="false"/>
      <style:text-properties fo:font-size="18pt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Список_20_с_20_точками" style:display-name="Список с точками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18cm" style:rel-column-width="16116*"/>
    </style:style>
    <style:style style:name="Table1.B" style:family="table-column">
      <style:table-column-properties style:column-width="12.818cm" style:rel-column-width="49419*"/>
    </style:style>
    <style:style style:name="Table1.A1" style:family="table-cell">
      <style:table-cell-properties fo:padding="0.097cm" fo:border="none"/>
    </style:style>
    <style:page-layout style:name="Mpm1">
      <style:page-layout-properties fo:page-width="20.999cm" fo:page-height="29.699cm" style:num-format="1" style:print-orientation="portrait" fo:margin-top="1.543cm" fo:margin-bottom="1.98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882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106">
      <number:year number:style="long"/>
    </number:date-style>
  </office:automatic-styles>
  <office:master-styles>
    <style:master-page style:name="Standard" style:page-layout-name="Mpm1"/>
    <style:master-page style:name="Основной" style:page-layout-name="Mpm2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Шапка"><text:variable-get text:name="Факультет" office:value-type="string">ФФ НГУ</text:variable-get>, <text:date style:data-style-name="N106" text:date-value="2010-02-26T00:53:40" text:fixed="true">2010</text:date></text:p>
            </table:table-cell>
            <table:table-cell table:style-name="Table1.A1" office:value-type="string">
              <text:p text:style-name="ШапкаПравая"><text:variable-get text:name="НазваниеПроекта" office:value-type="string">WeboBots</text:variable-get>, Техническое описание проекта по курсу <text:variable-get text:name="НазваниеКурса" office:value-type="string">ООАД</text:variable-get></text:p>
            </table:table-cell>
          </table:table-row>
          <table:table-row>
            <table:table-cell table:style-name="Table1.A1" office:value-type="string">
              <text:p text:style-name="Шапка">Курс <text:variable-get text:name="НазваниеКурса" office:value-type="string">ООАД</text:variable-get></text:p>
            </table:table-cell>
            <table:table-cell table:style-name="Table1.A1" office:value-type="string">
              <text:p text:style-name="ШапкаПравая">Файл: <text:file-name text:display="name-and-extension">specification.odt</text:file-name><text:tab/>Версия: <text:variable-get text:name="ВерсияДокумента" office:value-type="string">0.0.1</text:variable-get><text:tab/>Дата: <text:date style:data-style-name="N36" text:date-value="2010-02-26T08:37:10.99">26.02.2010</text:date></text:p>
            </table:table-cell>
          </table:table-row>
        </table:table>
        <text:p text:style-name="Шапка"/>
      </style:header>
      <style:footer>
        <text:p text:style-name="Футер"><text:page-number text:select-page="current">3</text:page-number> / <text:page-count>3</text:page-count></text:p>
      </style:footer>
    </style:master-page>
    <style:master-page style:name="Титульник" style:page-layout-name="Mpm3" style:next-style-name="Основной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Иван Новиков</meta:initial-creator>
    <meta:creation-date>2010-02-14T17:09:49.64</meta:creation-date>
    <dc:date>2010-02-26T08:37:11</dc:date>
    <meta:editing-duration>PT08H06M02S</meta:editing-duration>
    <meta:editing-cycles>28</meta:editing-cycles>
    <meta:generator>OpenOffice.org/3.1$Linux OpenOffice.org_project/310m19$Build-9420</meta:generator>
    <dc:creator>Vladimir Parfinenko</dc:creator>
    <meta:document-statistic meta:table-count="1" meta:image-count="0" meta:object-count="0" meta:page-count="3" meta:paragraph-count="54" meta:word-count="214" meta:character-count="1518"/>
  </office:meta>
</office:document-meta>
</file>